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8.655cm"/>
    </style:style>
    <style:style style:name="pr2" style:family="presentation" style:parent-style-name="標準-subtitle">
      <style:graphic-properties draw:fill-color="#ffffff" fo:min-height="3.6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subtitle">
      <style:graphic-properties draw:fill-color="#ffffff" fo:min-height="12.179cm"/>
    </style:style>
    <style:style style:name="pr7" style:family="presentation" style:parent-style-name="標準_5f_-title">
      <style:graphic-properties fo:min-height="3.506cm"/>
    </style:style>
    <style:style style:name="pr8" style:family="presentation" style:parent-style-name="標準_5f_-outline1">
      <style:graphic-properties fo:min-height="11.929cm"/>
    </style:style>
    <style:style style:name="pr9" style:family="presentation" style:parent-style-name="標準_5f_-notes">
      <style:graphic-properties draw:fill-color="#ffffff" fo:min-height="13.364cm"/>
    </style:style>
    <style:style style:name="P1" style:family="paragraph">
      <style:text-properties style:font-name="Comic Sans MS" fo:font-size="88pt" style:font-name-asian="Comic Sans MS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text-properties style:font-name="Courier 10 Pitch1"/>
    </style:style>
    <style:style style:name="P5" style:family="paragraph">
      <style:text-properties style:font-size-asian="20pt"/>
    </style:style>
    <style:style style:name="T1" style:family="text">
      <style:text-properties fo:color="#ff9900" style:font-name="Comic Sans MS" fo:font-size="88pt" style:font-name-asian="Comic Sans MS" style:font-size-asian="88pt" style:font-size-complex="88pt"/>
    </style:style>
    <style:style style:name="T2" style:family="text">
      <style:text-properties fo:color="#0066ff" style:font-name="Comic Sans MS" fo:font-size="88pt" style:font-name-asian="Comic Sans MS" style:font-size-asian="88pt" style:font-size-complex="88pt"/>
    </style:style>
    <style:style style:name="T3" style:family="text">
      <style:text-properties style:font-name="Comic Sans MS" fo:font-size="88pt" style:font-name-asian="Comic Sans MS" style:font-size-asian="88pt" style:font-size-complex="88pt"/>
    </style:style>
    <style:style style:name="T4" style:family="text">
      <style:text-properties fo:color="#9933ff" style:font-name="Comic Sans MS" fo:font-size="88pt" style:font-name-asian="Comic Sans MS" style:font-size-asian="88pt" style:font-size-complex="88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8.655cm" svg:x="1.4cm" svg:y="2.665cm" presentation:class="title" presentation:user-transformed="true">
          <draw:text-box>
            <text:p><text:span text:style-name="T1">すごい</text:span><text:span text:style-name="T2">Haskell</text:span><text:span text:style-name="T3"><text:line-break/></text:span><text:span text:style-name="T4">つくば</text:span><text:span text:style-name="T3">で学ぼう</text:span><text:span text:style-name="T1">！</text:span></text:p>
          </draw:text-box>
        </draw:frame>
        <draw:frame presentation:style-name="pr2" draw:layer="layout" svg:width="25.199cm" svg:height="3.693cm" svg:x="1.4cm" svg:y="13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を使う上で非常によく使う<text:line-break/>Webサイト1つ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ckage (https://www.stackage.org/)</text:p>
              </text:list-item>
              <text:list-item>
                <text:p>Hackage</text:p>
              </text:list-item>
              <text:list-item>
                <text:p>Hoogle</text:p>
              </text:list-item>
              <text:list-item>
                <text:p>Tryhaskell http://tryhaskell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インタプリタ篇）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スクリプトファイル篇）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プロジェクト<text:tab/>篇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ckは、Haskellのプロジェクトをテンプレートから生成してくれる機能も備えてい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基本３つ</text:p>
          </draw:text-box>
        </draw:frame>
        <draw:frame presentation:style-name="pr6" draw:text-style-name="P3" draw:layer="layout" svg:width="25.199cm" svg:height="12.179cm" svg:x="1.4cm" svg:y="4.913cm" presentation:class="subtitle" presentation:user-transformed="true">
          <draw:text-box>
            <text:p text:style-name="P2"><text:span text:style-name="T5">値</text:span><text:span text:style-name="T5">(value)</text:span></text:p>
            <text:p text:style-name="P2"><text:span text:style-name="T5">型</text:span><text:span text:style-name="T5">(type)</text:span></text:p>
            <text:p text:style-name="P2"><text:span text:style-name="T5">型クラス</text:span><text:span text:style-name="T5">(type cla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値を調べる方法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を調べる方法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クラスを調べる方法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構文要素７つ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</text:list-item>
              <text:list-item>
                <text:p>リテラル</text:p>
              </text:list-item>
              <text:list-item>
                <text:p>関数適用</text:p>
              </text:list-item>
              <text:list-item>
                <text:p>Let式</text:p>
              </text:list-item>
              <text:list-item>
                <text:p>λ式</text:p>
              </text:list-item>
              <text:list-item>
                <text:p>Case式</text:p>
              </text:list-item>
              <text:list-item>
                <text:p>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予約語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C(7.10.3)の言語拡張106個・・・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OverlappingInstances,UndecidableInstances,IncoherentInstances,DoRec,RecursiveDo,ParallelListComp,MultiParamTypeClasses,MonomorphismRestriction,FunctionalDependencies,Rank2Types,RankNTypes,PolymorphicComponents,ExistentialQuantification,ScopedTypeVariables,PatternSignatures,ImplicitParams,FlexibleContexts,FlexibleInstances,EmptyDataDecls,CPP,KindSignatures,BangPatterns,TypeSynonymInstances,TemplateHaskell,ForeignFunctionInterface,Arrows,Generics,ImplicitPrelude,NamedFieldPuns,PatternGuards,GeneralizedNewtypeDeriving,ExtensibleRecords,RestrictedTypeSynonyms,HereDocuments,MagicHash,TypeFamilies,StandaloneDeriving,UnicodeSyntax,UnliftedFFITypes,InterruptibleFFI,CApiFFI,LiberalTypeSynonyms,TypeOperators,RecordWildCards,RecordPuns,DisambiguateRecordFields,TraditionalRecordSyntax,OverloadedStrings,GADTs,GADTSyntax,MonoPatBinds,RelaxedPolyRec,ExtendedDefaultRules,UnboxedTuples,DeriveDataTypeable,DeriveGeneric,DefaultSignatures,InstanceSigs,ConstrainedClassMethods,PackageImports,ImpredicativeTypes,NewQualifiedOperators,PostfixOperators,QuasiQuotes,TransformListComp,MonadComprehensions,ViewPatterns,XmlSyntax,RegularPatterns,TupleSections,GHCForeignImportPrim,NPlusKPatterns,DoAndIfThenElse,MultiWayIf,LambdaCase,RebindableSyntax,ExplicitForAll,DatatypeContexts,MonoLocalBinds,DeriveFunctor,DeriveTraversable,DeriveFoldable,NondecreasingIndentation,SafeImports,Safe,Trustworthy,Unsafe,ConstraintKinds,PolyKinds,DataKinds,ParallelArrays,RoleAnnotations,OverloadedLists,EmptyCase,AutoDeriveTypeable,NegativeLiterals,BinaryLiterals,NumDecimals,NullaryTypeClasses,ExplicitNamespaces,AllowAmbiguousTypes,JavaScriptFFI,PatternSynonyms,PartialTypeSignatures,NamedWildCards,DeriveAny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文字の規則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計算式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数適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式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パターンマッチ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ガード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リスト内包表記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演算子の優先順位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数の部分適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演算子と関数の相互変換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再帰と高階関数の使い方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モジュール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データ型の自作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クラスの自作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o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v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a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記法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ldab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versabl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:trifect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：quickchec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ライブラリ紹介：sbv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5f_-background" style:display-name="標準_-background" style:family="presentation">
      <style:graphic-properties draw:stroke="none" draw:fill="none"/>
      <style:text-properties style:letter-kerning="true"/>
    </style:style>
    <style:style style:name="標準_5f_-backgroundobjects" style:display-name="標準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5f_-notes" style:display-name="標準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5f_-outline1" style:display-name="標準_-outline1" style:family="presentation">
      <style:graphic-properties draw:stroke="none" draw:fill="none" draw:auto-grow-height="false" draw:fit-to-size="shrink-to-fit">
        <text:list-style style:name="標準_5f_-outline1" style:display-name="標準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outline2" style:display-name="標準_-outline2" style:family="presentation" style:parent-style-name="標準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5f_-outline3" style:display-name="標準_-outline3" style:family="presentation" style:parent-style-name="標準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5f_-outline4" style:display-name="標準_-outline4" style:family="presentation" style:parent-style-name="標準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5f_-outline5" style:display-name="標準_-outline5" style:family="presentation" style:parent-style-name="標準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6" style:display-name="標準_-outline6" style:family="presentation" style:parent-style-name="標準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7" style:display-name="標準_-outline7" style:family="presentation" style:parent-style-name="標準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8" style:display-name="標準_-outline8" style:family="presentation" style:parent-style-name="標準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9" style:display-name="標準_-outline9" style:family="presentation" style:parent-style-name="標準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subtitle" style:display-name="標準_-subtitle" style:family="presentation">
      <style:graphic-properties draw:stroke="none" draw:fill="none" draw:textarea-vertical-align="middle">
        <text:list-style style:name="標準_5f_-subtitle" style:display-name="標準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title" style:display-name="標準_-title" style:family="presentation">
      <style:graphic-properties draw:stroke="none" draw:fill="none" draw:textarea-vertical-align="middle">
        <text:list-style style:name="標準_5f_-title" style:display-name="標準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_5f_" style:display-name="標準_" style:page-layout-name="PM1" draw:style-name="Mdp1">
      <draw:frame presentation:style-name="標準_5f_-title" draw:layer="backgroundobjects" svg:width="25.199cm" svg:height="3.506cm" svg:x="1.4cm" svg:y="0.837cm" presentation:class="title" presentation:placeholder="true">
        <draw:text-box/>
      </draw:frame>
      <draw:frame presentation:style-name="標準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8:31:01.151645694</meta:creation-date>
    <dc:date>2016-01-25T16:59:51.740939228</dc:date>
    <meta:editing-duration>PT5H14M45S</meta:editing-duration>
    <meta:editing-cycles>14</meta:editing-cycles>
    <meta:generator>LibreOffice/4.3.3.2$Linux_X86_64 LibreOffice_project/430m0$Build-2</meta:generator>
    <meta:document-statistic meta:object-count="167"/>
  </office:meta>
</office:document-meta>
</file>